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ryantMedium" svg:font-family="BryantMediu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</office:font-face-decls>
  <office:automatic-styles>
    <style:style style:name="Tabela1" style:family="table">
      <style:table-properties style:width="12.16cm" table:align="left"/>
    </style:style>
    <style:style style:name="Tabela1.A" style:family="table-column">
      <style:table-column-properties style:column-width="3.665cm"/>
    </style:style>
    <style:style style:name="Tabela1.B" style:family="table-column">
      <style:table-column-properties style:column-width="8.495cm"/>
    </style:style>
    <style:style style:name="Tabela1.A1" style:family="table-cell">
      <style:table-cell-properties style:vertical-align="middle" fo:padding="0.049cm" fo:border="none"/>
    </style:style>
    <style:style style:name="Tabela1.A2" style:family="table-cell">
      <style:table-cell-properties style:vertical-align="middle" fo:padding-left="0cm" fo:padding-right="0.106cm" fo:padding-top="0.106cm" fo:padding-bottom="0.106cm" fo:border-left="none" fo:border-right="0.05pt solid #bbbbbb" fo:border-top="0.05pt solid #bbbbbb" fo:border-bottom="0.05pt solid #bbbbbb"/>
    </style:style>
    <style:style style:name="Tabela1.B2" style:family="table-cell">
      <style:table-cell-properties style:vertical-align="middle" fo:padding-left="0cm" fo:padding-right="0cm" fo:padding-top="0.106cm" fo:padding-bottom="0.106cm" fo:border-left="none" fo:border-right="none" fo:border-top="0.05pt solid #bbbbbb" fo:border-bottom="0.05pt solid #bbbbbb"/>
    </style:style>
    <style:style style:name="P1" style:family="paragraph" style:parent-style-name="Heading_20_2"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10.8000001907349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3" style:family="paragraph" style:parent-style-name="Heading_20_1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  <style:text-properties fo:text-transform="uppercase" fo:color="#12a197" loext:opacity="100%" style:font-name="BryantMedium" fo:font-size="13.1999998092651pt" fo:letter-spacing="normal" fo:font-style="normal" fo:font-weight="bold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</style:style>
    <style:style style:name="P6" style:family="paragraph" style:parent-style-name="Heading_20_1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16.7999992370605pt" fo:letter-spacing="normal" fo:font-style="normal" fo:font-weight="normal"/>
    </style:style>
    <style:style style:name="P7" style:family="paragraph" style:parent-style-name="Heading_20_2"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10.8000001907349pt" fo:letter-spacing="normal" fo:font-style="normal" fo:font-weight="normal"/>
    </style:style>
    <style:style style:name="P8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9" style:family="paragraph" style:parent-style-name="Preformatted_20_Text">
      <style:paragraph-properties fo:margin-top="0cm" fo:margin-bottom="0.499cm" style:contextual-spacing="false" fo:text-align="justify" style:justify-single-word="false" fo:orphans="2" fo:widows="2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10" style:family="paragraph" style:parent-style-name="Preformatted_20_Text">
      <style:paragraph-properties fo:margin-top="0cm" fo:margin-bottom="0.499cm" style:contextual-spacing="fals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13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15" style:family="paragraph" style:parent-style-name="Text_20_body" style:list-style-name="L2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16" style:family="paragraph" style:parent-style-name="Text_20_body" style:list-style-name="L2">
      <style:paragraph-properties fo:text-align="justify" style:justify-single-word="false" fo:orphans="2" fo:widows="2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17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</style:style>
    <style:style style:name="P18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T2" style:family="text">
      <style:text-properties officeooo:rsid="0014f793"/>
    </style:style>
    <style:style style:name="T3" style:family="text">
      <style:text-properties fo:font-size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BEE 275<text:span text:style-name="T2">0</text:span></text:h>
      <text:h text:style-name="P6" text:outline-level="1">Saída 4</text:h>
      <text:p text:style-name="P2">O seu professor de programação gostaria que você fizesse um programa com as seguintes características:</text:p>
      <text:list xml:id="list3313458586" text:style-name="L2">
        <text:list-item>
          <text:p text:style-name="P15">Criar 16 variáveis inteiras;</text:p>
        </text:list-item>
        <text:list-item>
          <text:p text:style-name="P15">Atribuir a elas valores de 0 a 15 a cada um das variáveis anteriores;</text:p>
        </text:list-item>
        <text:list-item>
          <text:p text:style-name="P15">Ter 39 traços (-) na primeira linha;</text:p>
        </text:list-item>
        <text:list-item>
          <text:p text:style-name="P15">Ter uma | embaixo do primeiro traço, décimo terceiro, vigésimo terceiro e do trigésimo nono traço da primeira linha, embaixo do 4<text:span text:style-name="T3">o</text:span> traço deve começar a escrever “decimal”, embaixo do 16<text:span text:style-name="T3">o</text:span> traço deve começar a escrever “octal”, embaixo do 26<text:span text:style-name="T3">o</text:span> traço deve começar a escrever “Hexadecimal” e o restante preencher com espaço em branco;</text:p>
        </text:list-item>
        <text:list-item>
          <text:p text:style-name="P15">Repita o procedimento 3;</text:p>
        </text:list-item>
        <text:list-item>
          <text:p text:style-name="P15">Ter uma | embaixo do primeiro traço, décimo terceiro, vigésimo terceiro e do trigésimo nono traço da primeira linha, embaixo do 8<text:span text:style-name="T3">o</text:span> traço deve imprimir o valor da primeira variável em valor decimal, embaixo do 18<text:span text:style-name="T3">o</text:span> traço deve imprimir o valor da primeira variável em valor octal, embaixo do 31<text:span text:style-name="T3">o</text:span> traço deve imprimir o valor da primeira variável em valor hexadecimal e o restante preencher com espaço em branco;</text:p>
        </text:list-item>
        <text:list-item>
          <text:p text:style-name="P15">Repita o procedimento 6 para as outras 15 variáveis;</text:p>
        </text:list-item>
        <text:list-item>
          <text:p text:style-name="P16">Repita o procedimento 3.</text:p>
        </text:list-item>
      </text:list>
      <text:p text:style-name="P2">No final deve ficar igual a imagem a seguir:</text:p>
      <text:p text:style-name="P8">--------------------------------------- (39 traços)</text:p>
      <text:p text:style-name="P8">| decimal <text:s text:c="2"/>| <text:s/>octal <text:s/>| <text:s/>Hexadecimal <text:s/>|</text:p>
      <text:p text:style-name="P8">---------------------------------------</text:p>
      <text:p text:style-name="P8">| <text:s text:c="5"/>0 <text:s text:c="3"/>| <text:s text:c="3"/>0 <text:s text:c="3"/>| <text:s text:c="6"/>0 <text:s text:c="6"/>|</text:p>
      <text:p text:style-name="P8">| <text:s text:c="5"/>1 <text:s text:c="3"/>| <text:s text:c="3"/>1 <text:s text:c="3"/>| <text:s text:c="6"/>1 <text:s text:c="6"/>|</text:p>
      <text:p text:style-name="P8">| <text:s text:c="5"/>2 <text:s text:c="3"/>| <text:s text:c="3"/>2 <text:s text:c="3"/>| <text:s text:c="6"/>2 <text:s text:c="6"/>|</text:p>
      <text:p text:style-name="P8">| <text:s text:c="5"/>3 <text:s text:c="3"/>| <text:s text:c="3"/>3 <text:s text:c="3"/>| <text:s text:c="6"/>3 <text:s text:c="6"/>|</text:p>
      <text:p text:style-name="P8">| <text:s text:c="5"/>4 <text:s text:c="3"/>| <text:s text:c="3"/>4 <text:s text:c="3"/>| <text:s text:c="6"/>4 <text:s text:c="6"/>|</text:p>
      <text:p text:style-name="P8">| <text:s text:c="5"/>5 <text:s text:c="3"/>| <text:s text:c="3"/>5 <text:s text:c="3"/>| <text:s text:c="6"/>5 <text:s text:c="6"/>|</text:p>
      <text:p text:style-name="P8">| <text:s text:c="5"/>6 <text:s text:c="3"/>| <text:s text:c="3"/>6 <text:s text:c="3"/>| <text:s text:c="6"/>6 <text:s text:c="6"/>|</text:p>
      <text:p text:style-name="P8">| <text:s text:c="5"/>7 <text:s text:c="3"/>| <text:s text:c="3"/>7 <text:s text:c="3"/>| <text:s text:c="6"/>7 <text:s text:c="6"/>|</text:p>
      <text:p text:style-name="P8">| <text:s text:c="5"/>8 <text:s text:c="3"/>| <text:s text:c="2"/>10 <text:s text:c="3"/>| <text:s text:c="6"/>8 <text:s text:c="6"/>|</text:p>
      <text:p text:style-name="P8">| <text:s text:c="5"/>9 <text:s text:c="3"/>| <text:s text:c="2"/>11 <text:s text:c="3"/>| <text:s text:c="6"/>9 <text:s text:c="6"/>|</text:p>
      <text:p text:style-name="P8">| <text:s text:c="4"/>10 <text:s text:c="3"/>| <text:s text:c="2"/>12 <text:s text:c="3"/>| <text:s text:c="6"/>A <text:s text:c="6"/>|</text:p>
      <text:p text:style-name="P8">| <text:s text:c="4"/>11 <text:s text:c="3"/>| <text:s text:c="2"/>13 <text:s text:c="3"/>| <text:s text:c="6"/>B <text:s text:c="6"/>|</text:p>
      <text:p text:style-name="P8">| <text:s text:c="4"/>12 <text:s text:c="3"/>| <text:s text:c="2"/>14 <text:s text:c="3"/>| <text:s text:c="6"/>C <text:s text:c="6"/>|</text:p>
      <text:p text:style-name="P8">| <text:s text:c="4"/>13 <text:s text:c="3"/>| <text:s text:c="2"/>15 <text:s text:c="3"/>| <text:s text:c="6"/>D <text:s text:c="6"/>|</text:p>
      <text:p text:style-name="P8">| <text:s text:c="4"/>14 <text:s text:c="3"/>| <text:s text:c="2"/>16 <text:s text:c="3"/>| <text:s text:c="6"/>E <text:s text:c="6"/>|</text:p>
      <text:p text:style-name="P8">| <text:s text:c="4"/>15 <text:s text:c="3"/>| <text:s text:c="2"/>17 <text:s text:c="3"/>| <text:s text:c="6"/>F <text:s text:c="6"/>|</text:p>
      <text:p text:style-name="P9">--------------------------------------- (39 traços)</text:p>
      <text:h text:style-name="P1" text:outline-level="2">Entrada</text:h>
      <text:p text:style-name="P2">Não há.</text:p>
      <text:h text:style-name="P1" text:outline-level="2">Saída</text:h>
      <text:p text:style-name="P2">A saída será impressa conforme a figura acima.</text:p>
      <table:table table:name="Tabela1" table:style-name="Tabela1">
        <table:table-column table:style-name="Tabela1.A"/>
        <table:table-column table:style-name="Tabela1.B"/>
        <table:table-header-rows>
          <table:table-row table:style-name="TableLine2346977987856">
            <table:table-cell table:style-name="Tabela1.A1" office:value-type="string">
              <text:p text:style-name="Table_20_Contents">Exemplo de Entrada</text:p>
            </table:table-cell>
            <table:table-cell table:style-name="Tabela1.A1" office:value-type="string">
              <text:p text:style-name="Table_20_Contents">Exemplo de Saída</text:p>
            </table:table-cell>
          </table:table-row>
        </table:table-header-rows>
        <table:table-row table:style-name="TableLine2346977987856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reformatted_20_Text">---------------------------------------</text:p>
            <text:p text:style-name="Preformatted_20_Text">| decimal <text:s text:c="2"/>| <text:s/>octal <text:s/>| <text:s/>Hexadecimal <text:s/>|</text:p>
            <text:p text:style-name="Preformatted_20_Text">---------------------------------------</text:p>
            <text:p text:style-name="Preformatted_20_Text">| <text:s text:c="5"/>0 <text:s text:c="3"/>| <text:s text:c="3"/>0 <text:s text:c="3"/>| <text:s text:c="6"/>0 <text:s text:c="6"/>|</text:p>
            <text:p text:style-name="Preformatted_20_Text">| <text:s text:c="5"/>1 <text:s text:c="3"/>| <text:s text:c="3"/>1 <text:s text:c="3"/>| <text:s text:c="6"/>1 <text:s text:c="6"/>|</text:p>
            <text:p text:style-name="Preformatted_20_Text">| <text:s text:c="5"/>2 <text:s text:c="3"/>| <text:s text:c="3"/>2 <text:s text:c="3"/>| <text:s text:c="6"/>2 <text:s text:c="6"/>|</text:p>
            <text:p text:style-name="Preformatted_20_Text">| <text:s text:c="5"/>3 <text:s text:c="3"/>| <text:s text:c="3"/>3 <text:s text:c="3"/>| <text:s text:c="6"/>3 <text:s text:c="6"/>|</text:p>
            <text:p text:style-name="Preformatted_20_Text">| <text:s text:c="5"/>4 <text:s text:c="3"/>| <text:s text:c="3"/>4 <text:s text:c="3"/>| <text:s text:c="6"/>4 <text:s text:c="6"/>|</text:p>
            <text:p text:style-name="Preformatted_20_Text">| <text:s text:c="5"/>5 <text:s text:c="3"/>| <text:s text:c="3"/>5 <text:s text:c="3"/>| <text:s text:c="6"/>5 <text:s text:c="6"/>|</text:p>
            <text:p text:style-name="Preformatted_20_Text">| <text:s text:c="5"/>6 <text:s text:c="3"/>| <text:s text:c="3"/>6 <text:s text:c="3"/>| <text:s text:c="6"/>6 <text:s text:c="6"/>|</text:p>
            <text:p text:style-name="Preformatted_20_Text">| <text:s text:c="5"/>7 <text:s text:c="3"/>| <text:s text:c="3"/>7 <text:s text:c="3"/>| <text:s text:c="6"/>7 <text:s text:c="6"/>|</text:p>
            <text:p text:style-name="Preformatted_20_Text">| <text:s text:c="5"/>8 <text:s text:c="3"/>| <text:s text:c="2"/>10 <text:s text:c="3"/>| <text:s text:c="6"/>8 <text:s text:c="6"/>|</text:p>
            <text:p text:style-name="Preformatted_20_Text">| <text:s text:c="5"/>9 <text:s text:c="3"/>| <text:s text:c="2"/>11 <text:s text:c="3"/>| <text:s text:c="6"/>9 <text:s text:c="6"/>|</text:p>
            <text:p text:style-name="Preformatted_20_Text">| <text:s text:c="4"/>10 <text:s text:c="3"/>| <text:s text:c="2"/>12 <text:s text:c="3"/>| <text:s text:c="6"/>A <text:s text:c="6"/>|</text:p>
            <text:p text:style-name="Preformatted_20_Text"><text:soft-page-break/>| <text:s text:c="4"/>11 <text:s text:c="3"/>| <text:s text:c="2"/>13 <text:s text:c="3"/>| <text:s text:c="6"/>B <text:s text:c="6"/>|</text:p>
            <text:p text:style-name="Preformatted_20_Text">| <text:s text:c="4"/>12 <text:s text:c="3"/>| <text:s text:c="2"/>14 <text:s text:c="3"/>| <text:s text:c="6"/>C <text:s text:c="6"/>|</text:p>
            <text:p text:style-name="Preformatted_20_Text">| <text:s text:c="4"/>13 <text:s text:c="3"/>| <text:s text:c="2"/>15 <text:s text:c="3"/>| <text:s text:c="6"/>D <text:s text:c="6"/>|</text:p>
            <text:p text:style-name="Preformatted_20_Text">| <text:s text:c="4"/>14 <text:s text:c="3"/>| <text:s text:c="2"/>16 <text:s text:c="3"/>| <text:s text:c="6"/>E <text:s text:c="6"/>|</text:p>
            <text:p text:style-name="Preformatted_20_Text">| <text:s text:c="4"/>15 <text:s text:c="3"/>| <text:s text:c="2"/>17 <text:s text:c="3"/>| <text:s text:c="6"/>F <text:s text:c="6"/>|</text:p>
            <text:p text:style-name="P10">---------------------------------------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BryantMedium" svg:font-family="BryantMediu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16T21:53:08.018000000</dc:date>
    <meta:editing-duration>PT2M6S</meta:editing-duration>
    <meta:editing-cycles>4</meta:editing-cycles>
    <meta:generator>LibreOffice/7.2.2.2$Windows_X86_64 LibreOffice_project/02b2acce88a210515b4a5bb2e46cbfb63fe97d56</meta:generator>
    <meta:document-statistic meta:table-count="1" meta:image-count="0" meta:object-count="0" meta:page-count="2" meta:paragraph-count="58" meta:word-count="467" meta:character-count="2829" meta:non-whitespace-character-count="1612"/>
  </office:meta>
</office:document-meta>
</file>